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0.846cm" svg:height="0.846cm" svg:x="0cm" svg:y="859.219cm">
            <draw:image xlink:href="https://v3.cdnsfree.com/sfiles/logo_teams/634a8f396427a320e008954a4deee110.png" xlink:type="simple" xlink:show="embed" xlink:actuate="onLoad" draw:mime-type="image/png">
              <text:p/>
            </draw:image>
          </draw:frame>
          <draw:frame draw:z-index="1" draw:style-name="gr1" draw:text-style-name="P1" svg:width="0.846cm" svg:height="0.846cm" svg:x="0.847cm" svg:y="859.219cm">
            <draw:image xlink:href="https://v3.cdnsfree.com/sfiles/logo_teams/5a8eb7f2eb18b2cd042eda1c9f31b26f.png" xlink:type="simple" xlink:show="embed" xlink:actuate="onLoad" draw:mime-type="image/png">
              <text:p/>
            </draw:image>
          </draw:frame>
          <draw:frame draw:z-index="2" draw:style-name="gr1" draw:text-style-name="P1" svg:width="0.846cm" svg:height="0.846cm" svg:x="0cm" svg:y="860.122cm">
            <draw:image xlink:href="https://v3.cdnsfree.com/sfiles/logo_teams/f7c8010c981006520eabf5c5271ba6ef.png" xlink:type="simple" xlink:show="embed" xlink:actuate="onLoad" draw:mime-type="image/png">
              <text:p/>
            </draw:image>
          </draw:frame>
          <draw:frame draw:z-index="3" draw:style-name="gr1" draw:text-style-name="P1" svg:width="0.846cm" svg:height="0.846cm" svg:x="0.847cm" svg:y="860.122cm">
            <draw:image xlink:href="https://v3.cdnsfree.com/sfiles/logo_teams/b80a5f879249fdf24ef727d28fe640de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6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3:49:28.050672435</meta:creation-date>
    <dc:date>2022-08-15T23:58:28.256029448</dc:date>
    <meta:editing-duration>PT9M</meta:editing-duration>
    <meta:editing-cycles>1</meta:editing-cycles>
    <meta:document-statistic meta:table-count="1" meta:cell-count="3888" meta:object-count="4"/>
    <meta:generator>LibreOffice/7.3.4.2$Linux_X86_64 LibreOffice_project/30$Build-2</meta:generator>
  </office:meta>
</office:document-meta>
</file>